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5e42" officeooo:paragraph-rsid="00145e42"/>
    </style:style>
    <style:style style:name="P2" style:family="paragraph" style:parent-style-name="Standard">
      <style:text-properties officeooo:rsid="00145e42" officeooo:paragraph-rsid="00145e42"/>
    </style:style>
    <style:style style:name="P3" style:family="paragraph" style:parent-style-name="Standard">
      <style:text-properties officeooo:rsid="00147570" officeooo:paragraph-rsid="001475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inh sua file lan 1</text:p>
      <text:p text:style-name="P1"/>
      <text:p text:style-name="P3">Branch testing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09:04:17.778650224</meta:creation-date>
    <meta:generator>LibreOffice/6.0.7.3$Linux_X86_64 LibreOffice_project/00m0$Build-3</meta:generator>
    <dc:date>2018-12-27T15:14:08.766258779</dc:date>
    <meta:editing-duration>PT39S</meta:editing-duration>
    <meta:editing-cycles>2</meta:editing-cycles>
    <meta:document-statistic meta:table-count="0" meta:image-count="0" meta:object-count="0" meta:page-count="1" meta:paragraph-count="2" meta:word-count="7" meta:character-count="35" meta:non-whitespace-character-count="29"/>
  </office:meta>
</office:document-meta>
</file>